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D50000040B4A025B67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ntony" svg:font-family="Sintony, sans-serif"/>
    <style:font-face style:name="Taviraj" svg:font-family="Taviraj, serif"/>
    <style:font-face style:name="Arial2" svg:font-family="Arial" style:font-family-generic="swiss"/>
    <style:font-face style:name="Dearth Dance Demo" svg:font-family="'Dearth Dance Demo'" style:font-pitch="variable"/>
    <style:font-face style:name="Times New Roman" svg:font-family="'Times New Roman'" style:font-family-generic="roman" style:font-pitch="variable"/>
    <style:font-face style:name="Acumin Pro Extra Light" svg:font-family="'Acumin Pro Extra Light'" style:font-adornments="Extra Light" style:font-family-generic="swiss" style:font-pitch="variable"/>
    <style:font-face style:name="Aglet Slab" svg:font-family="'Aglet Slab'" style:font-family-generic="swiss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3" style:family="paragraph" style:parent-style-name="Heading_20_4">
      <style:text-properties fo:font-variant="normal" fo:text-transform="none" fo:color="#182a53" style:font-name="Taviraj" fo:font-size="14.25pt" fo:letter-spacing="0.0209in" fo:font-style="normal" fo:font-weight="bold"/>
    </style:style>
    <style:style style:name="P4" style:family="paragraph" style:parent-style-name="Text_20_body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6" style:family="paragraph" style:parent-style-name="Standard" style:list-style-name="L15"/>
    <style:style style:name="P7" style:family="paragraph" style:parent-style-name="Text_20_body" style:list-style-name="L1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9" style:family="paragraph" style:parent-style-name="Text_20_body" style:list-style-name="L3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5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2" style:family="paragraph" style:parent-style-name="Text_20_body" style:list-style-name="L6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7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4" style:family="paragraph" style:parent-style-name="Text_20_body" style:list-style-name="L9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5" style:family="paragraph" style:parent-style-name="Text_20_body" style:list-style-name="L10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6" style:family="paragraph" style:parent-style-name="Text_20_body" style:list-style-name="L11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12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8" style:family="paragraph" style:parent-style-name="Text_20_body" style:list-style-name="L13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19" style:family="paragraph" style:parent-style-name="Text_20_body" style:list-style-name="L1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P20" style:family="paragraph" style:parent-style-name="Text_20_body" style:list-style-name="L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Dearth Dance Demo" fo:font-size="40pt" fo:letter-spacing="normal" fo:font-style="normal" style:text-underline-style="none" fo:font-weight="normal" style:text-blinking="false" style:font-size-asian="40pt" style:font-size-complex="40pt"/>
    </style:style>
    <style:style style:name="P21" style:family="paragraph" style:parent-style-name="Text_20_body" style:list-style-name="L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Dearth Dance Demo" fo:font-size="22pt" fo:letter-spacing="normal" fo:font-style="normal" style:text-underline-style="none" fo:font-weight="normal" style:text-blinking="false" style:font-size-asian="22pt" style:font-weight-asian="bold" style:font-size-complex="22pt" style:font-weight-complex="bold"/>
    </style:style>
    <style:style style:name="P22" style:family="paragraph" style:parent-style-name="Text_20_body" style:list-style-name="L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Aglet Slab" fo:font-size="20pt" fo:letter-spacing="normal" fo:font-style="normal" style:text-underline-style="none" fo:font-weight="bold" style:text-blinking="false" style:font-size-asian="20pt" style:font-size-complex="20pt"/>
    </style:style>
    <style:style style:name="P23" style:family="paragraph" style:parent-style-name="Text_20_body" style:list-style-name="L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Aglet Slab" fo:font-size="20pt" fo:letter-spacing="normal" fo:font-style="normal" style:text-underline-style="none" fo:font-weight="normal" style:text-blinking="false" style:font-size-asian="20pt" style:font-size-complex="20pt"/>
    </style:style>
    <style:style style:name="P24" style:family="paragraph" style:parent-style-name="Text_20_body" style:list-style-name="L4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Aglet Slab" fo:font-size="22pt" fo:letter-spacing="normal" fo:font-style="normal" style:text-underline-style="none" fo:font-weight="bold" style:text-blinking="false" style:font-size-asian="22pt" style:font-size-complex="22pt"/>
    </style:style>
    <style:style style:name="P25" style:family="paragraph" style:parent-style-name="Text_20_body" style:list-style-name="L8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Sintony" fo:font-size="14.25pt" fo:letter-spacing="normal" fo:font-style="normal" fo:font-weight="normal"/>
    </style:style>
    <style:style style:name="P26" style:family="paragraph" style:parent-style-name="Text_20_body" style:list-style-name="L1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27" style:family="paragraph" style:parent-style-name="Text_20_body" style:list-style-name="L2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28" style:family="paragraph" style:parent-style-name="Text_20_body" style:list-style-name="L6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29" style:family="paragraph" style:parent-style-name="Text_20_body" style:list-style-name="L8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30" style:family="paragraph" style:parent-style-name="Text_20_body" style:list-style-name="L9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31" style:family="paragraph" style:parent-style-name="Text_20_body" style:list-style-name="L10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P32" style:family="paragraph" style:parent-style-name="Text_20_body" style:list-style-name="L3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</style:style>
    <style:style style:name="P33" style:family="paragraph" style:parent-style-name="Text_20_body" style:list-style-name="L3">
      <style:paragraph-properties fo:margin-left="0.25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color="#661900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cc00cc" style:text-line-through-style="none" style:font-name="Acumin Pro Extra Light" fo:font-size="14.2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801900" style:text-line-through-style="none" style:font-name="Acumin Pro Extra Light" fo:font-size="14.25pt" fo:letter-spacing="normal" fo:font-style="normal" style:text-underline-style="none" fo:font-weight="bold" style:text-blinking="false" style:font-weight-asian="bold" style:font-weight-complex="bold"/>
    </style:style>
    <style:style style:name="T3" style:family="text">
      <style:text-properties fo:font-variant="normal" fo:text-transform="none" fo:color="#cc3300" style:text-line-through-style="none" style:font-name="Acumin Pro Extra Light" fo:font-size="14.25pt" fo:letter-spacing="normal" fo:font-style="normal" style:text-underline-style="none" fo:font-weight="bold" style:text-blinking="false" style:font-weight-asian="bold" style:font-weight-complex="bold"/>
    </style:style>
    <style:style style:name="T4" style:family="text">
      <style:text-properties fo:font-variant="normal" fo:text-transform="none" fo:color="#ffffcc" style:text-line-through-style="none" style:font-name="Acumin Pro Extra Light" fo:font-size="14.25pt" fo:letter-spacing="normal" fo:font-style="normal" style:text-underline-style="none" fo:font-weight="bold" style:text-blinking="false" fo:background-color="#669999" style:font-weight-asian="bold" style:font-weight-complex="bold"/>
    </style:style>
    <style:style style:name="T5" style:family="text">
      <style:text-properties fo:font-variant="normal" fo:text-transform="none" fo:color="#66cc99" style:text-line-through-style="none" style:font-name="Acumin Pro Extra Light" fo:font-size="14.25pt" fo:letter-spacing="normal" fo:font-style="normal" style:text-underline-style="none" fo:font-weight="bold" style:text-blinking="false" style:font-weight-asian="bold" style:font-weight-complex="bold"/>
    </style:style>
    <style:style style:name="T6" style:family="text">
      <style:text-properties style:font-name="Dearth Dance Demo" fo:font-weight="normal" style:font-weight-asian="bold" style:font-weight-complex="bold"/>
    </style:style>
    <style:style style:name="T7" style:family="text">
      <style:text-properties style:font-name="Dearth Dance Demo" fo:font-size="22pt" style:font-size-asian="22pt" style:font-weight-asian="bold" style:font-size-complex="22pt" style:font-weight-complex="bold"/>
    </style:style>
    <style:style style:name="T8" style:family="text">
      <style:text-properties style:font-name="Candara" fo:font-size="16pt" fo:font-weight="normal" style:font-size-asian="16pt" style:font-weight-asian="bold" style:font-size-complex="16pt" style:font-weight-complex="bold"/>
    </style:style>
    <style:style style:name="T9" style:family="text">
      <style:text-properties style:font-name="Candara" style:font-weight-asian="bold" style:font-weight-complex="bold"/>
    </style:style>
    <style:style style:name="T10" style:family="text">
      <style:text-properties style:font-name="Candara" fo:font-size="22pt" fo:font-weight="bold" style:font-size-asian="22pt" style:font-weight-asian="bold" style:font-size-complex="22pt" style:font-weight-complex="bold"/>
    </style:style>
    <style:style style:name="T11" style:family="text">
      <style:text-properties fo:background-color="#ffff00"/>
    </style:style>
    <style:style style:name="T12" style:family="text">
      <style:text-properties fo:color="#cc00cc" style:font-name="Acumin Pro Extra Light"/>
    </style:style>
    <style:style style:name="T13" style:family="text">
      <style:text-properties fo:color="#cc00cc" style:font-name="Acumin Pro Extra Light" style:font-size-asian="22pt" style:font-weight-asian="bold" style:font-size-complex="22pt" style:font-weight-complex="bold"/>
    </style:style>
    <style:style style:name="T14" style:family="text">
      <style:text-properties style:font-name="Acumin Pro Extra Light"/>
    </style:style>
    <style:style style:name="T15" style:family="text">
      <style:text-properties fo:color="#cc0000"/>
    </style:style>
    <style:style style:name="T16" style:family="text">
      <style:text-properties fo:color="#cc9966"/>
    </style:style>
    <style:style style:name="T17" style:family="text">
      <style:text-properties fo:color="#ffffcc"/>
    </style:style>
    <style:style style:name="T18" style:family="text">
      <style:text-properties fo:color="#0099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NEW WEBPAGE STEP ONE SUBMISSION ASSIGNMENT</text:h>
      <text:p text:style-name="Horizontal_20_Line"/>
      <text:section text:style-name="Sect1" text:name="RawHTML-container">
        <text:p text:style-name="P1">For this assignment, you will be creating a new webpage from scratch. It can take days to weeks to make a website, but this assignment is only meant to be a very <text:span text:style-name="T11">basic webpage</text:span> and is only meant to take 1-2 hours. The focus is on performing the basics of each action and <text:span text:style-name="T11">concentrating on design</text:span>, not content.</text:p>
        <text:p text:style-name="P2">You’ve acquired a new client. She wants to promote the <text:span text:style-name="T11">Grand Canyon</text:span> to encourage <text:span text:style-name="T11">more tourists</text:span> to visit. The name of her company is <text:span text:style-name="T11">Canyon Hikers</text:span>.</text:p>
        <text:p text:style-name="P2"/>
        <text:p text:style-name="P2">To complete this, take the following actions:</text:p>
        <text:list xml:id="list8179422688911738940" text:style-name="L1">
          <text:list-item>
            <text:p text:style-name="P7">Decide upon the type of design (static, responsive, etc.).</text:p>
            <text:p text:style-name="P26">responsive</text:p>
          </text:list-item>
        </text:list>
        <text:list xml:id="list3727867851110021921" text:style-name="L2">
          <text:list-item>
            <text:p text:style-name="P8">Decide the layout of the site.</text:p>
            <text:p text:style-name="P27">See notes on wireframe drawing</text:p>
          </text:list-item>
        </text:list>
        <text:list xml:id="list97712971912545951" text:style-name="L3">
          <text:list-item>
            <text:p text:style-name="P9">Determine the color palette.</text:p>
            <text:p text:style-name="P33">#371800 <text:span text:style-name="T15">#c7522a </text:span><text:span text:style-name="T16">#e5c185 </text:span><text:span text:style-name="T17">#fbf2c4 </text:span><text:span text:style-name="T18">#008585</text:span></text:p>
            <text:p text:style-name="P32"><text:a xlink:type="simple" xlink:href="https://colorkit.co/palette/c7522a-e5c185-fbf2c4-74a892-008585/" text:style-name="Internet_20_link" text:visited-style-name="Visited_20_Internet_20_Link">View Palette - ColorKit</text:a></text:p>
          </text:list-item>
        </text:list>
        <text:list xml:id="list1268594391384759681" text:style-name="L4">
          <text:list-item>
            <text:p text:style-name="P10">Figure out which fonts to use.</text:p>
            <text:p text:style-name="P20">Grand Canyon Hikers</text:p>
            <text:p text:style-name="P22"><text:span text:style-name="T9">Grand Canyon Hikers </text:span><text:span text:style-name="T8">Grand Canyon Hikers </text:span></text:p>
            <text:p text:style-name="P21"/>
            <text:p text:style-name="P24"><text:span text:style-name="T6">(Dearth Dance Demo </text:span><text:span text:style-name="T9">Candara</text:span></text:p>
            <text:p text:style-name="P23"/>
          </text:list-item>
        </text:list>
        <text:list xml:id="list2013085889270982146" text:style-name="L5">
          <text:list-item>
            <text:p text:style-name="P11">Create a basic logo.</text:p>
            <text:p text:style-name="P11"><draw:frame draw:style-name="fr1" draw:name="graphics1" text:anchor-type="paragraph" svg:width="6.6752in" svg:height="5.5862in" draw:z-index="0"><draw:image xlink:href="Pictures/2000000700004D50000040B4A025B671.svm" xlink:type="simple" xlink:show="embed" xlink:actuate="onLoad"/></draw:frame><text:soft-page-break/></text:p>
          </text:list-item>
        </text:list>
        <text:list xml:id="list7314282584962761687" text:style-name="L6">
          <text:list-item>
            <text:p text:style-name="P12">Create a wireframe of your website.</text:p>
            <text:p text:style-name="P28">See drawing</text:p>
            <text:p text:style-name="P12"/>
          </text:list-item>
        </text:list>
        <text:list xml:id="list8588581471416458851" text:style-name="L7">
          <text:list-item>
            <text:p text:style-name="P13">Create a style guide for this website.</text:p>
          </text:list-item>
        </text:list>
        <text:p text:style-name="P4"/>
        <text:p text:style-name="P4">MESSAGE/EMOTION: <text:span text:style-name="T12">earthy, calm, wonder, adventure, excitement, natural</text:span></text:p>
        <text:p text:style-name="P4">COLOR SCHEME: <text:span text:style-name="T12">earth/ground tones</text:span></text:p>
        <text:p text:style-name="P4">PRIMARY: <text:span text:style-name="T12">rust </text:span></text:p>
        <text:p text:style-name="P4">SECONDARY: <text:span text:style-name="T12">dark brown</text:span></text:p>
        <text:p text:style-name="P4">ACCENT: <text:span text:style-name="T12">mint teal/ maybe pale yellow</text:span></text:p>
        <text:p text:style-name="P4">COORESPONDING IMAGE/VIDEO: <text:span text:style-name="T12">XXXX</text:span></text:p>
        <text:p text:style-name="P4"/>
        <text:p text:style-name="P4"><text:soft-page-break/>FONT FAMILY: <text:span text:style-name="T7">Dearth Dance Demo </text:span><text:span text:style-name="T10">Candara</text:span></text:p>
        <text:p text:style-name="P4"><text:tab/>-HEADER FONT<text:span text:style-name="T12">: Dearth Dance Demo</text:span></text:p>
        <text:p text:style-name="P4"><text:span text:style-name="T12"><text:tab/>-</text:span><text:span text:style-name="T14">SECONDARY HEADER FONT: </text:span><text:span text:style-name="T13">Candara bold</text:span></text:p>
        <text:p text:style-name="P4"><text:tab/>-BODY FONT: <text:span text:style-name="T12">Candara</text:span></text:p>
        <text:p text:style-name="P4"><text:span text:style-name="T12"><text:tab/></text:span><text:span text:style-name="T14">-BUTTON FONT:</text:span><text:span text:style-name="T12"> Candara bold</text:span></text:p>
        <text:p text:style-name="P4"><text:tab/>-FOOTER FONT: <text:span text:style-name="T12">Candara</text:span></text:p>
        <text:p text:style-name="P4">BACKGROUND COLORS:</text:p>
        <text:p text:style-name="P4"><text:tab/>-HEADER: <text:span text:style-name="T12">rust</text:span></text:p>
        <text:p text:style-name="P4"><text:tab/>-BODY: <text:span text:style-name="T12">pale yellow</text:span></text:p>
        <text:p text:style-name="P4"><text:tab/>-FOOTER: <text:span text:style-name="T12">rust</text:span></text:p>
        <text:p text:style-name="P4">FONT COLOR: </text:p>
        <text:p text:style-name="P4"><text:tab/>-HEADER:<text:span text:style-name="T12"> mint teal or pale yellow</text:span></text:p>
        <text:p text:style-name="P4"><text:tab/>-BODY: <text:span text:style-name="T12">dark brown</text:span></text:p>
        <text:p text:style-name="P4"><text:tab/>-FOOTER: <text:span text:style-name="T12">dark brown</text:span></text:p>
        <text:p text:style-name="P5">BUTTON COLORS:</text:p>
        <text:p text:style-name="P4"><text:span text:style-name="T14"><text:tab/>-DEFAULT: </text:span><text:span text:style-name="T12">mint teal</text:span></text:p>
        <text:p text:style-name="P4"><text:span text:style-name="T14"><text:tab/>-HOVER: </text:span><text:span text:style-name="T12">rust</text:span></text:p>
        <text:p text:style-name="P5">LINK COLORS:</text:p>
        <text:p text:style-name="P4"><text:span text:style-name="T14"><text:tab/>-DEFAULT: </text:span><text:span text:style-name="T12">mint teal</text:span></text:p>
        <text:p text:style-name="P4"><text:span text:style-name="T14"><text:tab/>-HOVER: </text:span><text:span text:style-name="T12">rust</text:span></text:p>
        <text:list xml:id="list31241576" text:continue-numbering="true" text:style-name="L7">
          <text:list-header>
            <text:p text:style-name="P13"/>
          </text:list-header>
        </text:list>
        <text:list xml:id="list2825038318421775156" text:style-name="L8">
          <text:list-item>
            <text:p text:style-name="P25">OPTIONAL: Find a free UI Kit that you like and use its components for this website.</text:p>
            <text:p text:style-name="P29">See folder</text:p>
          </text:list-item>
        </text:list>
        <text:list xml:id="list5251210736275297258" text:style-name="L9">
          <text:list-item>
            <text:p text:style-name="P14">Create a detailed mockup of your website.</text:p>
            <text:p text:style-name="P30">See adobe xd and png</text:p>
          </text:list-item>
        </text:list>
        <text:list xml:id="list1883911297637736323" text:style-name="L10">
          <text:list-item>
            <text:p text:style-name="P15">Add an audio feature to your website.</text:p>
            <text:p text:style-name="P31">See folder for auto load audio and button click sounds </text:p>
          </text:list-item>
        </text:list>
        <text:list xml:id="list3505833572383590962" text:style-name="L11">
          <text:list-item>
            <text:p text:style-name="P16">Include design motion on your website (i.e., choose an animation to include on the website): <text:span text:style-name="T12">videos for cards? </text:span></text:p>
            <text:p text:style-name="P16"/>
          </text:list-item>
        </text:list>
        <text:list xml:id="list1054560665471121269" text:style-name="L12">
          <text:list-item>
            <text:p text:style-name="P17"><text:soft-page-break/>Using <text:span text:style-name="T11">HTML, CSS and JavaScript</text:span>, create the webpage in accordance with your mockup.</text:p>
            <text:p text:style-name="P17"/>
          </text:list-item>
        </text:list>
        <text:list xml:id="list1231532984628655702" text:style-name="L13">
          <text:list-item>
            <text:p text:style-name="P18">Push your code to GitHub and upload your mockup to Dribbble.</text:p>
          </text:list-item>
        </text:list>
        <text:list xml:id="list7458729998809586419" text:style-name="L14">
          <text:list-item>
            <text:p text:style-name="P19">Submit the links to your GitHub folder and Dribbble folder below:</text:p>
          </text:list-item>
        </text:list>
      </text:section>
      <text:p text:style-name="Standard"/>
      <text:p text:style-name="Standard"/>
      <text:p text:style-name="Standard">USABILITY TESTING (TEST TWO-SUBMISSION)</text:p>
      <text:p text:style-name="Standard"/>
      <text:list xml:id="list1409345481304686546" text:style-name="L15">
        <text:list-item>
          <text:p text:style-name="P6">DECIDE WHICH PART OF YOUR WEBSITE YOU WANT TO TEST</text:p>
        </text:list-item>
        <text:list-item>
          <text:p text:style-name="P6">PICK YOUR STUDY'S TASKS</text:p>
        </text:list-item>
        <text:list-item>
          <text:p text:style-name="P6">SET A STANDARD FOR SUCCESS</text:p>
        </text:list-item>
        <text:list-item>
          <text:p text:style-name="P6">WRITE A STUDY PLAN AND SCRIPT</text:p>
        </text:list-item>
        <text:list-item>
          <text:p text:style-name="P6">FIND A PARTICIPANT (CAN BE A FRIEND, SPOUSE, FELLOW STUDENT, INSTRUCTOR, ETC)</text:p>
        </text:list-item>
        <text:list-item>
          <text:p text:style-name="P6">CONDUCT THE STUDY</text:p>
        </text:list-item>
        <text:list-item>
          <text:p text:style-name="P6">ANALYZE YOUR DATA</text:p>
        </text:list-item>
        <text:list-item>
          <text:p text:style-name="P6">REPORT YOUR FINDINGS (WRITE WHAT HAPPENED BELOW AND SUBM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ntony" svg:font-family="Sintony, sans-serif"/>
    <style:font-face style:name="Taviraj" svg:font-family="Taviraj, serif"/>
    <style:font-face style:name="Arial2" svg:font-family="Arial" style:font-family-generic="swiss"/>
    <style:font-face style:name="Dearth Dance Demo" svg:font-family="'Dearth Dance Demo'" style:font-pitch="variable"/>
    <style:font-face style:name="Times New Roman" svg:font-family="'Times New Roman'" style:font-family-generic="roman" style:font-pitch="variable"/>
    <style:font-face style:name="Acumin Pro Extra Light" svg:font-family="'Acumin Pro Extra Light'" style:font-adornments="Extra Light" style:font-family-generic="swiss" style:font-pitch="variable"/>
    <style:font-face style:name="Aglet Slab" svg:font-family="'Aglet Slab'" style:font-family-generic="swiss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7T18:31:36.96</meta:creation-date>
    <dc:date>2022-08-31T11:01:17.43</dc:date>
    <meta:editing-duration>P1DT10M32S</meta:editing-duration>
    <meta:editing-cycles>42</meta:editing-cycles>
    <meta:generator>OpenOffice/4.1.11$Win32 OpenOffice.org_project/4111m1$Build-9808</meta:generator>
    <meta:document-statistic meta:table-count="0" meta:image-count="1" meta:object-count="0" meta:page-count="4" meta:paragraph-count="64" meta:word-count="435" meta:character-count="2546"/>
  </office:meta>
</office:document-meta>
</file>